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81.12mm"/>
    </style:style>
    <style:style style:name="co3" style:family="table-column">
      <style:table-column-properties fo:break-before="auto" style:column-width="1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cc" style:vertical-align="middle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number-columns-repeated="1021" table:default-cell-style-name="ce6"/>
        <table:table-row table:style-name="ro1">
          <table:table-cell table:style-name="ce1" office:value-type="string" calcext:value-type="string">
            <text:p>Slide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itle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 to adaptive immunity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Adaptive immune ageing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What we don’t know about immunosenescence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Ageing models and the turquoise killifish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project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VDJ recombination and junctional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K IgSeq protocol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Ageing cohort sample design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xplaining clonal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lonal alpha-diversity results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Explaining VJ diversity and results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ifference between clonal and VJ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VJ diversity of large clones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Beta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Whole-body summar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Intro to gut stuff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ut sample design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ut beta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ut alpha diversity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planations for difference</text:p>
          </table:table-cell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Rarefaction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Summary II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Acknowledgements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Thank you &amp; questions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0/00/0000</text:date>, <text:time style:data-style-name="N2" text:time-value="14:18:59.072310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49:05.986243787</meta:creation-date>
    <dc:date>2019-05-22T15:45:39.893846875</dc:date>
    <meta:editing-duration>PT2H3M41S</meta:editing-duration>
    <meta:editing-cycles>4</meta:editing-cycles>
    <meta:generator>LibreOffice/5.1.6.2$Linux_X86_64 LibreOffice_project/10m0$Build-2</meta:generator>
    <meta:print-date>2019-05-22T14:31:43.455272198</meta:print-date>
    <meta:document-statistic meta:table-count="1" meta:cell-count="78" meta:object-count="0"/>
  </office:meta>
</office:document-meta>
</file>